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ingsContext.get( Object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ttingsContext.SettingsContext( Settings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tingsContext.SettingsContext( Context parentContext , Settings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